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2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6.985cm"/>
          <style:tab-stop style:position="16.686cm" style:leader-style="dotted" style:leader-text="."/>
        </style:tab-stops>
      </style:paragraph-properties>
    </style:style>
    <style:style style:name="P4" style:family="paragraph" style:parent-style-name="Standard" style:list-style-name="WW8Num1">
      <style:text-properties officeooo:paragraph-rsid="0009fbde"/>
    </style:style>
    <style:style style:name="P5" style:family="paragraph" style:parent-style-name="Standard" style:list-style-name="WW8Num1">
      <style:text-properties officeooo:paragraph-rsid="000b3317"/>
    </style:style>
    <style:style style:name="P6" style:family="paragraph" style:parent-style-name="Standard">
      <style:text-properties style:rfc-language-tag="es-ES-u-co-trad" fo:language="es" fo:country="ES" fo:font-weight="bold" style:font-weight-asian="bold"/>
    </style:style>
    <style:style style:name="P7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</style:style>
    <style:style style:name="P8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>
        <style:tab-stops>
          <style:tab-stop style:position="16.492cm" style:leader-style="dotted" style:leader-text="."/>
        </style:tab-stops>
      </style:paragraph-properties>
    </style:style>
    <style:style style:name="P10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  <style:text-properties officeooo:paragraph-rsid="000b3317"/>
    </style:style>
    <style:style style:name="P11" style:family="paragraph" style:parent-style-name="Standard" style:list-style-name="WW8Num1">
      <style:paragraph-properties>
        <style:tab-stops>
          <style:tab-stop style:position="16.492cm" style:leader-style="dotted" style:leader-text="."/>
        </style:tab-stops>
      </style:paragraph-properties>
      <style:text-properties officeooo:paragraph-rsid="000ced80"/>
    </style:style>
    <style:style style:name="P12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  <style:text-properties officeooo:rsid="000ced80" officeooo:paragraph-rsid="000ced80"/>
    </style:style>
    <style:style style:name="P14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  <style:text-properties officeooo:rsid="000de75e" officeooo:paragraph-rsid="000de75e"/>
    </style:style>
    <style:style style:name="P15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  <style:text-properties officeooo:rsid="000f81d4" officeooo:paragraph-rsid="000f81d4"/>
    </style:style>
    <style:style style:name="P16" style:family="paragraph" style:parent-style-name="Standard">
      <style:paragraph-properties>
        <style:tab-stops>
          <style:tab-stop style:position="16.492cm" style:leader-style="dotted" style:leader-text="."/>
        </style:tab-stops>
      </style:paragraph-properties>
      <style:text-properties officeooo:rsid="00104d56" officeooo:paragraph-rsid="00104d56"/>
    </style:style>
    <style:style style:name="T1" style:family="text">
      <style:text-properties style:rfc-language-tag="es-ES-u-co-trad" fo:language="es" fo:country="ES"/>
    </style:style>
    <style:style style:name="T2" style:family="text">
      <style:text-properties style:rfc-language-tag="es-ES-u-co-trad" fo:language="es" fo:country="ES" style:font-name-asian="Calibri"/>
    </style:style>
    <style:style style:name="T3" style:family="text">
      <style:text-properties style:rfc-language-tag="es-ES-u-co-trad" fo:language="es" fo:country="ES" fo:font-weight="bold" style:font-weight-asian="bold"/>
    </style:style>
    <style:style style:name="T4" style:family="text">
      <style:text-properties style:font-name-asian="Calibri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09fbde"/>
    </style:style>
    <style:style style:name="T7" style:family="text">
      <style:text-properties fo:font-style="italic" officeooo:rsid="0009fbde" style:font-style-asian="italic" style:font-style-complex="italic"/>
    </style:style>
    <style:style style:name="T8" style:family="text">
      <style:text-properties fo:font-style="normal" officeooo:rsid="0009fbde" style:font-style-asian="normal" style:font-style-complex="normal"/>
    </style:style>
    <style:style style:name="T9" style:family="text">
      <style:text-properties officeooo:rsid="000b3317"/>
    </style:style>
    <style:style style:name="T10" style:family="text">
      <style:text-properties officeooo:rsid="000ced80"/>
    </style:style>
    <style:style style:name="T11" style:family="text">
      <style:text-properties officeooo:rsid="00104d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<text:s/></text:span><text:span text:style-name="T1"><text:tab/>Alumno/a:<text:tab/></text:span></text:p>
      <text:p text:style-name="Standard"><text:span text:style-name="T1">Gnu/linux ubuntu – Ejercicio nº 2</text:span><text:span text:style-name="T3"> <text:s/>- Copias de Seguridad</text:span></text:p>
      <text:p text:style-name="P6"/>
      <text:list xml:id="list2540979856" text:style-name="WW8Num1">
        <text:list-item>
          <text:p text:style-name="P4">Crear el directorio Backup dentro de /tmp</text:p>
          <text:p text:style-name="P4"><text:span text:style-name="T6">mkdi</text:span><text:span text:style-name="T9">r tmp</text:span><text:span text:style-name="T7">/</text:span><text:span text:style-name="T8">Backup</text:span><text:tab/></text:p>
        </text:list-item>
        <text:list-item>
          <text:p text:style-name="P5">Realizar una copia de Seguridad total del directorio /home , guardándola en el directorio Backup.</text:p>
          <text:p text:style-name="P5"><text:tab/>tar -jcvf /tmp/Backup/Total_home_`date +%a-%m-%d-%g`.tar.bz2 ~</text:p>
        </text:list-item>
        <text:list-item>
          <text:p text:style-name="P10">Visualizar el contenido de la copia de seguridad.</text:p>
        </text:list-item>
      </text:list>
      <text:p text:style-name="P13">tar -tf /tmp/Backup/Total_home_mié-01-24-24.tar.bz2 </text:p>
      <text:list xml:id="list205254548686023" text:continue-numbering="true" text:style-name="WW8Num1">
        <text:list-item>
          <text:p text:style-name="P11">¿De qué tamaño es la copia de seguridad?</text:p>
          <text:p text:style-name="P11"><text:span text:style-name="T10">ls -l </text:span>/tmp/Backup/Total_home_mié-01-24-24.tar.bz2 </text:p>
        </text:list-item>
        <text:list-item>
          <text:p text:style-name="P8">Comprimir el fichero con bzip2, con máxima compresión.</text:p>
        </text:list-item>
      </text:list>
      <text:p text:style-name="P14">bzip2 -9 <text:s/>/tmp/Backup/Total_home_mié-01-24-24.tar.bz2 </text:p>
      <text:list xml:id="list205254399144907" text:continue-numbering="true" text:style-name="WW8Num1">
        <text:list-item>
          <text:p text:style-name="P8">Compare el tamaño de la copia de seguridad, antes y después de comprimir.</text:p>
        </text:list-item>
      </text:list>
      <text:p text:style-name="P15">ls -l</text:p>
      <text:list xml:id="list205256091017960" text:continue-numbering="true" text:style-name="WW8Num1">
        <text:list-item>
          <text:p text:style-name="P8">Realice una copia de seguridad incremental diaria, de vuestro directorio Documentos, guardándola en el directorio Backup.</text:p>
        </text:list-item>
      </text:list>
      <text:p text:style-name="P7">tar -jcvf /tmp/Backup/Total_home_date +%a-%m-%d-%g.tar.bz2 ~/<text:span text:style-name="T11">Documentos</text:span> -N 24.01.2024</text:p>
      <text:list xml:id="list205256040603138" text:continue-numbering="true" text:style-name="WW8Num1">
        <text:list-item>
          <text:p text:style-name="P8">Suponiendo que la copia de seguridad total se realizó el día domingo pasado, <text:s/>se han realizado copias incrementales el lunes, martes, jueves, y una copia diferencial el <text:s/>miércoles, todas a las 0:00, <text:s/>y habiéndose producido una falla grave en el sistema, el día viernes a las 11:15, que obliga a restaurar las copias de seguridad, ¿Qué copias se restaurarían y en qué orden?.</text:p>
        </text:list-item>
      </text:list>
      <text:p text:style-name="P16">La total,la diferencial del miércoles, y la incremental del jueves</text:p>
      <text:p text:style-name="P7"/>
      <text:list xml:id="list205256399334874" text:continue-numbering="true" text:style-name="WW8Num1">
        <text:list-item>
          <text:p text:style-name="P8"><text:span text:style-name="T4"><text:s text:c="3"/></text:span>Buscar en Internet, al menos 2 utilidades, para linux, que permita realizar copias de seguridad totales, incrementales y diferenciales, con o sin entorno gráfico.</text:p>
        </text:list-item>
      </text:list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MP2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bottom="1.154cm" style:dynamic-spacing="true"/>
      </style:header-style>
      <style:footer-style>
        <style:header-footer-properties fo:min-height="1.252cm" fo:margin-top="1.154cm" style:dynamic-spacing="true"/>
      </style:footer-style>
    </style:page-layout>
  </office:automatic-styles>
  <office:master-styles>
    <style:master-page style:name="Standard" style:page-layout-name="Mpm1">
      <style:header>
        <text:p text:style-name="MP1">1º A.S.I.R.<text:tab/>Implantación de Sistemas Operativos</text:p>
      </style:header>
      <style:footer>
        <text:p text:style-name="MP2"><text:span text:style-name="MT1">Prof. Rosa B. Mansilla Trillo<text:tab/>[</text:span><text:span text:style-name="MT1"><text:page-number text:select-page="current">1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rosa</meta:initial-creator>
    <meta:creation-date>2012-03-05T10:53:00</meta:creation-date>
    <dc:date>2024-01-24T20:52:53.933648744</dc:date>
    <meta:print-date>2012-03-05T11:19:00</meta:print-date>
    <meta:editing-cycles>20</meta:editing-cycles>
    <meta:editing-duration>PT54M21S</meta:editing-duration>
    <meta:generator>LibreOffice/7.3.7.2$Linux_X86_64 LibreOffice_project/30$Build-2</meta:generator>
    <meta:document-statistic meta:table-count="0" meta:image-count="0" meta:object-count="0" meta:page-count="1" meta:paragraph-count="21" meta:word-count="233" meta:character-count="1604" meta:non-whitespace-character-count="1384"/>
  </office:meta>
</office:document-meta>
</file>